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Genetic Cars Simulation</text:span></text:p>
          </draw:text-box>
          <svg:title/>
          <svg:desc/>
        </draw:frame>
        <draw:frame draw:id="id64" presentation:style-name="a362" draw:name="Subtitle 2" svg:x="1.66667in" svg:y="3.93924in" svg:width="10in" svg:height="1.81076in" presentation:class="subtitle" presentation:placeholder="false">
          <draw:text-box>
            <text:p text:style-name="a361" text:class-names="" text:cond-style-name=""><text:span text:style-name="a360" text:class-names="">By Jon</text:span></text:p>
          </draw:text-box>
          <svg:title/>
          <svg:desc/>
        </draw:frame>
      </draw:page>
      <draw:page draw:name="Slide2" draw:style-name="a363" draw:master-page-name="Master1-Layout2-obj-Title-and-Content" presentation:presentation-page-layout-name="Master1-PPL2" draw:id="Slide-257">
        <draw:frame draw:id="id65" presentation:style-name="a366" draw:name="Title 1" svg:x="0.91667in" svg:y="0.39931in" svg:width="11.5in" svg:height="1.44965in" presentation:class="title" presentation:placeholder="false">
          <draw:text-box>
            <text:p text:style-name="a365" text:class-names="" text:cond-style-name=""><text:span text:style-name="a364" text:class-names="">My Project</text:span></text:p>
          </draw:text-box>
          <svg:title/>
          <svg:desc/>
        </draw:frame>
        <draw:frame draw:id="id66" presentation:style-name="a390" draw:name="Content Placeholder 2" svg:x="0.91667in" svg:y="1.99653in" svg:width="11.5in" svg:height="4.75868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7" text:class-names="">My project is to create a Evolutionary Algorithm for a<text:s text:c="1"/></text:span><text:span text:style-name="a368" text:class-names="">pre-existing framework</text:span><text:span text:style-name="a369" text:class-names="">.</text:span></text:p>
              </text:list-item>
            </text:list>
            <text:list text:style-name="a377">
              <text:list-item>
                <text:p text:style-name="a376" text:class-names="" text:cond-style-name=""><text:span text:style-name="a372" text:class-names="">The pre-existing framework is<text:s text:c="1"/></text:span><text:span text:style-name="a373" text:class-names="">Javescript</text:span><text:span text:style-name="a374" text:class-names=""><text:s text:c="1"/>simulation run on a internet browser. Example:<text:s text:c="1"/></text:span><text:span text:style-name="a375" text:class-names="">https://rednuht.org/genetic_cars_2/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/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</draw:text-box>
          <svg:title/>
          <svg:desc/>
        </draw:frame>
      </draw:page>
      <draw:page draw:name="Slide5" draw:style-name="a391" draw:master-page-name="Master1-Layout2-obj-Title-and-Content" presentation:presentation-page-layout-name="Master1-PPL2" draw:id="Slide-260">
        <draw:frame draw:id="id67" presentation:style-name="a394" draw:name="Title 1" svg:x="0.91667in" svg:y="0.39931in" svg:width="11.5in" svg:height="1.44965in" presentation:class="title" presentation:placeholder="false">
          <draw:text-box>
            <text:p text:style-name="a393" text:class-names="" text:cond-style-name=""><text:span text:style-name="a392" text:class-names="">Done so far…</text:span></text:p>
          </draw:text-box>
          <svg:title/>
          <svg:desc/>
        </draw:frame>
        <draw:frame draw:id="id68" presentation:style-name="a407" draw:name="Content Placeholder 2" svg:x="0.91667in" svg:y="1.99653in" svg:width="11.5in" svg:height="4.75868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395" text:class-names="">This</text:span><text:span text:style-name="a396" text:class-names=""><text:s text:c="1"/></text:span><text:span text:style-name="a397" text:class-names="">far</text:span><text:span text:style-name="a398" text:class-names=""><text:s text:c="1"/></text:span><text:span text:style-name="a399" text:class-names="">into</text:span><text:span text:style-name="a400" text:class-names=""><text:s text:c="1"/></text:span><text:span text:style-name="a401" text:class-names="">the</text:span><text:span text:style-name="a402" text:class-names=""><text:s text:c="1"/></text:span><text:span text:style-name="a403" text:class-names="">project I have implemented the Evolutionary Algorithm which includes 4 Selection operators, 2 Crossover Operators and 2 Mutation operators. The methodology I used for the implementation is SCRUM, this allowed be to take a flexible approach to the implementation.</text:span><text:span text:style-name="a404" text:class-names=""/></text:p>
              </text:list-item>
            </text:list>
          </draw:text-box>
          <svg:title/>
          <svg:desc/>
        </draw:frame>
      </draw:page>
      <draw:page draw:name="Slide3" draw:style-name="a408" draw:master-page-name="Master1-Layout2-obj-Title-and-Content" presentation:presentation-page-layout-name="Master1-PPL2" draw:id="Slide-258">
        <draw:frame draw:id="id69" presentation:style-name="a411" draw:name="Titl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9" text:class-names="">Evolutionary Algorithms Overview</text:span></text:p>
          </draw:text-box>
          <svg:title/>
          <svg:desc/>
        </draw:frame>
        <draw:frame draw:id="id70" presentation:style-name="a427" draw:name="Content Placeholder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An Evolutionary algorithm in general optimises a given solution to a problem using a set criteria such as time complexity.<text:s text:c="1"/>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The algorithm itself can have several different components but overall the main ones are Selection, Crossover and Mutation operators.</text:span></text:p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lection chooses the parents for the new generation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Crossover uses the parents chosen through selection to combine the data into new children. Such as taking half from one parent and half from another.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Mutation is an operator where a random set of data within the child is changed to a random number.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28" draw:master-page-name="Master1-Layout2-obj-Title-and-Content" presentation:presentation-page-layout-name="Master1-PPL2" draw:id="Slide-261">
        <draw:frame draw:id="id71" presentation:style-name="a432" draw:name="Title 1" svg:x="0.91667in" svg:y="0.39931in" svg:width="11.5in" svg:height="1.44965in" presentation:class="title" presentation:placeholder="false">
          <draw:text-box>
            <text:p text:style-name="a431" text:class-names="" text:cond-style-name=""><text:span text:style-name="a429" text:class-names="">Operators implemented</text:span><text:span text:style-name="a43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03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0/03/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0/03/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0/03/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0/03/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0/03/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0/03/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0/03/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0/03/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0/03/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0/03/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0/03/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netic Cars Simulation</dc:title>
    <meta:initial-creator>Jon Brooks [job64]</meta:initial-creator>
    <dc:creator>Jon Brooks [job64]</dc:creator>
    <meta:creation-date>2019-02-21T19:17:02Z</meta:creation-date>
    <dc:date>2019-03-10T13:03:18Z</dc:date>
    <meta:editing-cycles>1</meta:editing-cycles>
    <meta:editing-duration>PT2747S</meta:editing-duration>
    <meta:document-statistic meta:paragraph-count="16" meta:word-count="199"/>
  </office:meta>
</office:document-meta>
</file>